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10 Pitch" svg:font-family="'Courier 10 Pitch'" style:font-pitch="fixed"/>
    <style:font-face style:name="DejaVu Sans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20pt" style:font-size-asian="20pt" style:font-size-complex="20pt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text-properties style:font-name="Georgia"/>
    </style:style>
    <style:style style:name="P4" style:family="paragraph" style:parent-style-name="Standard">
      <style:text-properties style:font-name="Georgia"/>
    </style:style>
    <style:style style:name="P5" style:family="paragraph" style:parent-style-name="Heading_20_1">
      <style:paragraph-properties fo:break-before="page"/>
      <style:text-properties style:font-name="Arial"/>
    </style:style>
    <style:style style:name="P6" style:family="paragraph" style:parent-style-name="Standard" style:list-style-name="L2">
      <style:text-properties style:font-name="Georgia"/>
    </style:style>
    <style:style style:name="P7" style:family="paragraph" style:parent-style-name="Text_20_body" style:list-style-name="L3">
      <style:text-properties style:font-name="Georgia"/>
    </style:style>
    <style:style style:name="P8" style:family="paragraph" style:parent-style-name="Heading_20_1">
      <style:text-properties style:font-name="Georgia"/>
    </style:style>
    <style:style style:name="P9" style:family="paragraph" style:parent-style-name="Text_20_body" style:list-style-name="L4">
      <style:text-properties style:font-name="Georgia"/>
    </style:style>
    <style:style style:name="P10" style:family="paragraph" style:parent-style-name="Text_20_body" style:list-style-name="L5">
      <style:text-properties style:font-name="Georgia"/>
    </style:style>
    <style:style style:name="P11" style:family="paragraph" style:parent-style-name="Text_20_body" style:list-style-name="L6">
      <style:text-properties style:font-name="Georgia"/>
    </style:style>
    <style:style style:name="P12" style:family="paragraph" style:parent-style-name="Text_20_body" style:list-style-name="L7">
      <style:paragraph-properties fo:margin-left="0.4925in" fo:margin-right="0in" fo:text-indent="0in" style:auto-text-indent="false"/>
      <style:text-properties style:font-name="Georgia"/>
    </style:style>
    <style:style style:name="P13" style:family="paragraph" style:parent-style-name="Text_20_body" style:list-style-name="L8">
      <style:paragraph-properties fo:margin-left="0in" fo:margin-right="0in" fo:text-indent="0in" style:auto-text-indent="false"/>
      <style:text-properties style:font-name="Georgia"/>
    </style:style>
    <style:style style:name="P14" style:family="paragraph" style:parent-style-name="Text_20_body" style:list-style-name="L9">
      <style:text-properties style:font-name="Georgia"/>
    </style:style>
    <style:style style:name="P15" style:family="paragraph" style:parent-style-name="Text_20_body" style:list-style-name="L10">
      <style:paragraph-properties fo:margin-left="0.4925in" fo:margin-right="0in" fo:text-indent="0in" style:auto-text-indent="false"/>
      <style:text-properties style:font-name="Georgia"/>
    </style:style>
    <style:style style:name="P16" style:family="paragraph" style:parent-style-name="Text_20_body" style:list-style-name="L11">
      <style:paragraph-properties fo:margin-left="0in" fo:margin-right="0in" fo:text-indent="0in" style:auto-text-indent="false"/>
      <style:text-properties style:font-name="Georgia"/>
    </style:style>
    <style:style style:name="P17" style:family="paragraph" style:parent-style-name="Text_20_body" style:list-style-name="L12">
      <style:text-properties style:font-name="Georgia"/>
    </style:style>
    <style:style style:name="P18" style:family="paragraph" style:parent-style-name="Standard" style:list-style-name="L13">
      <style:paragraph-properties fo:margin-left="0.4925in" fo:margin-right="0in" fo:text-indent="0in" style:auto-text-indent="false"/>
      <style:text-properties style:font-name="Georgia"/>
    </style:style>
    <style:style style:name="P19" style:family="paragraph" style:parent-style-name="Text_20_body" style:list-style-name="L14">
      <style:text-properties style:font-name="Georgia"/>
    </style:style>
    <style:style style:name="P20" style:family="paragraph" style:parent-style-name="Text_20_body" style:list-style-name="L15">
      <style:paragraph-properties fo:margin-left="-0.4925in" fo:margin-right="0in" fo:text-indent="0in" style:auto-text-indent="false"/>
      <style:text-properties style:font-name="Georgia"/>
    </style:style>
    <style:style style:name="P21" style:family="paragraph" style:parent-style-name="Text_20_body" style:list-style-name="L16">
      <style:paragraph-properties fo:margin-left="0.4925in" fo:margin-right="0in" fo:text-indent="0in" style:auto-text-indent="false"/>
      <style:text-properties style:font-name="Georgia"/>
    </style:style>
    <style:style style:name="P22" style:family="paragraph" style:parent-style-name="Text_20_body" style:list-style-name="L17"/>
    <style:style style:name="P23" style:family="paragraph" style:parent-style-name="Standard">
      <style:text-properties style:font-name="Courier 10 Pitch"/>
    </style:style>
    <style:style style:name="T1" style:family="text">
      <style:text-properties style:font-name="Courier 10 Pitch"/>
    </style:style>
    <style:style style:name="T2" style:family="text">
      <style:text-properties style:font-name="Courier 10 Pitch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7346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346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7346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2346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7346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2346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7346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4.2346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7346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2346in" text:min-label-width="0.25in"/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T Web Based Gradebook</text:p>
      <text:p text:style-name="P1"/>
      <text:p text:style-name="P1">September 28, 200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meron Palmer</text:p>
      <text:p text:style-name="P1">Robert Thompson</text:p>
      <text:p text:style-name="P1">Justin Blaydes</text:p>
      <text:p text:style-name="P1">David Turkdill</text:p>
      <text:p text:style-name="Standard"/>
      <text:h text:style-name="P2" text:outline-level="1">Table of Contents</text:h>
      <text:p text:style-name="P3"/>
      <text:section text:style-name="Sect1" text:name="Introduction">
        <text:h text:style-name="P2" text:outline-level="1">Introduction</text:h>
        <text:p text:style-name="Standard"/>
        <text:p text:style-name="P4">The web based gradebook will allow instructors to manage their class grades through a web browser. The system will allow instructors to create a profile for each of their classes, including customizable category creation. The gradebook will also allow for the import/export of students from/to a CSV file, as well as the manual entry of individual students. Management of each class gradebook will occur through a grid-based layout where the instructor can see all the grades of all the students, and that can hide categories of assignments to better manage the screen real estate.</text:p>
      </text:section>
      <text:section text:style-name="Sect1" text:name="System Requirements">
        <text:h text:style-name="P5" text:outline-level="1">System Requirements</text:h>
        <text:h text:style-name="Heading_20_2" text:outline-level="2">Server Requirements</text:h>
        <text:list text:style-name="L2">
          <text:list-item>
            <text:p text:style-name="P6">x86 compatible system</text:p>
          </text:list-item>
          <text:list-item>
            <text:p text:style-name="P6">Ubuntu Linux 6.06 LTS</text:p>
          </text:list-item>
          <text:list-item>
            <text:p text:style-name="P6">Apache 2</text:p>
          </text:list-item>
          <text:list-item>
            <text:p text:style-name="P6">PHP5</text:p>
          </text:list-item>
          <text:list-item>
            <text:p text:style-name="P6">MySQL</text:p>
          </text:list-item>
        </text:list>
        <text:p text:style-name="P4"/>
        <text:h text:style-name="Heading_20_2" text:outline-level="2">Client Requirements</text:h>
        <text:list text:style-name="L3">
          <text:list-item>
            <text:p text:style-name="P7">Standards compliant web browser</text:p>
          </text:list-item>
          <text:list-item>
            <text:p text:style-name="P7">Network access to server</text:p>
          </text:list-item>
        </text:list>
      </text:section>
      <text:h text:style-name="P8" text:outline-level="1"/>
      <text:p text:style-name="P3"/>
      <text:section text:style-name="Sect1" text:name="Software Requirements">
        <text:h text:style-name="P2" text:outline-level="1">Software Requirements</text:h>
        <text:h text:style-name="Heading_20_2" text:outline-level="2">Design Considerations</text:h>
        <text:list text:style-name="L4">
          <text:list-item>
            <text:p text:style-name="P9">The gradebook should follow UNT color and web design conventions as much as possible.</text:p>
          </text:list-item>
          <text:list-item>
            <text:p text:style-name="P9">Records should be preserved as much as possible. When given the option to delete a record try to determine if simply hiding the record would be better.</text:p>
          </text:list-item>
        </text:list>
        <text:h text:style-name="Heading_20_2" text:outline-level="2">System Startup</text:h>
        <text:list text:style-name="L5">
          <text:list-item>
            <text:p text:style-name="P10">System startup, including all gradebook required components on the server side should start automatically on boot.</text:p>
          </text:list-item>
        </text:list>
        <text:h text:style-name="Heading_20_2" text:outline-level="2">Course Management</text:h>
        <text:h text:style-name="Heading_20_3" text:outline-level="3">Course Creation and Editing</text:h>
        <text:list text:style-name="L6">
          <text:list-item>
            <text:p text:style-name="P11">Adding a course requires the following information, includes examples</text:p>
          </text:list-item>
        </text:list>
        <text:list text:style-name="L7">
          <text:list-item>
            <text:p text:style-name="P12">Title – Software Development I</text:p>
          </text:list-item>
          <text:list-item>
            <text:p text:style-name="P12">Department – CSCE</text:p>
          </text:list-item>
          <text:list-item>
            <text:p text:style-name="P12">Course – 4410</text:p>
          </text:list-item>
          <text:list-item>
            <text:p text:style-name="P12">Section – 002</text:p>
          </text:list-item>
          <text:list-item>
            <text:p text:style-name="P12">Term – Fall</text:p>
          </text:list-item>
          <text:list-item>
            <text:p text:style-name="P12">Year – 2006</text:p>
          </text:list-item>
        </text:list>
        <text:list text:style-name="L8">
          <text:list-item>
            <text:p text:style-name="P13">The course add and edit pages will allow letter grade cut-offs to be applied to a class.</text:p>
          </text:list-item>
          <text:list-item>
            <text:p text:style-name="P13">To select a course to edit a list of the currently active courses should be displayed and selectable.</text:p>
          </text:list-item>
          <text:list-item>
            <text:p text:style-name="P13">Within the edit screen a course should be deletable.</text:p>
          </text:list-item>
          <text:list-item>
            <text:p text:style-name="P13">Within the edit screen all information that was assigned during course creation should be available to edit.</text:p>
          </text:list-item>
        </text:list>
        <text:h text:style-name="Heading_20_3" text:outline-level="3">Course Category Management</text:h>
        <text:p text:style-name="P3">A course category defines major headings under which assignments and exams will be created.</text:p>
        <text:list text:style-name="L9">
          <text:list-item>
            <text:p text:style-name="P14">There will only ever be whole percentage categories. 1-100</text:p>
          </text:list-item>
        </text:list>
        <text:p text:style-name="P3"/>
        <text:p text:style-name="P3"/>
        <text:list text:style-name="L9">
          <text:list-item>
            <text:p text:style-name="P14">Add a course category will require the following information, includes examples</text:p>
          </text:list-item>
        </text:list>
        <text:list text:style-name="L10">
          <text:list-item>
            <text:p text:style-name="P15">Name – Exams</text:p>
          </text:list-item>
          <text:list-item>
            <text:p text:style-name="P15">Percentage – 20</text:p>
          </text:list-item>
          <text:list-item>
            <text:p text:style-name="P15">Rank – 1</text:p>
          </text:list-item>
        </text:list>
        <text:list text:style-name="L11">
          <text:list-item>
            <text:p text:style-name="P16">Rank should be used to determine the order to display the categories in on the gradebook.</text:p>
          </text:list-item>
          <text:list-item>
            <text:p text:style-name="P16">When creating a category the rank should insert the new item into that position in the list.</text:p>
          </text:list-item>
          <text:list-item>
            <text:p text:style-name="P16">The order of the categories should be editable.</text:p>
          </text:list-item>
          <text:list-item>
            <text:p text:style-name="P16">Course category percentages should always add up to 100%.</text:p>
          </text:list-item>
          <text:list-item>
            <text:p text:style-name="P16">Inserting a new category into a course that is at 100% should be allowed if percentage set to 0%;</text:p>
          </text:list-item>
        </text:list>
        <text:h text:style-name="Heading_20_2" text:outline-level="2">Student Management</text:h>
        <text:p text:style-name="P3">Student management will allow the user to edit all aspects of the user profile. This interface will also allow for import and export of the students to a file.</text:p>
        <text:list text:style-name="L12">
          <text:list-item>
            <text:p text:style-name="P17">Adding a student requires the following information, includes examples</text:p>
          </text:list-item>
        </text:list>
        <text:list text:style-name="L13">
          <text:list-item>
            <text:p text:style-name="P18">Name (Last, First Middle) – Palmer, Cameron L</text:p>
          </text:list-item>
          <text:list-item>
            <text:p text:style-name="P18">EUID – clp0147</text:p>
          </text:list-item>
          <text:list-item>
            <text:p text:style-name="P18">EmplID – 10436511</text:p>
          </text:list-item>
          <text:list-item>
            <text:p text:style-name="P18">Email address – clp0147@unt.edu</text:p>
          </text:list-item>
          <text:list-item>
            <text:p text:style-name="P18">Web address – http://cameronpalmer.com</text:p>
          </text:list-item>
          <text:list-item>
            <text:p text:style-name="P18">Phone – 9723751441</text:p>
          </text:list-item>
          <text:list-item>
            <text:p text:style-name="P18">Comments – nice guy.</text:p>
          </text:list-item>
          <text:list-item>
            <text:p text:style-name="P18">Picture</text:p>
          </text:list-item>
        </text:list>
        <text:list text:style-name="L14">
          <text:list-item>
            <text:p text:style-name="P19">Mass import of the student portion of the database should be allowed via CSV file. The CSV file format is defined at the end of this document.</text:p>
          </text:list-item>
          <text:list-item>
            <text:p text:style-name="P19">All students should be exportable to a CSV file format that is defined at the end of this document.</text:p>
          </text:list-item>
          <text:list-item>
            <text:p text:style-name="P19">All elements of the student should be editable after creation.</text:p>
          </text:list-item>
          <text:list-item>
            <text:p text:style-name="P19">The student image format will be a jpeg not to exceed 1MB in size.</text:p>
          </text:list-item>
        </text:list>
        <text:h text:style-name="Heading_20_2" text:outline-level="2" text:is-list-header="true">Assignment Management</text:h>
        <text:list text:style-name="L15">
          <text:list-item>
            <text:p text:style-name="P20">Assignments can be created from the Gradebook interface or the standalone interface.</text:p>
          </text:list-item>
          <text:list-item>
            <text:p text:style-name="P20">Adding a new assignment requires the following information, includes examples</text:p>
          </text:list-item>
        </text:list>
        <text:list text:style-name="L16">
          <text:list-item>
            <text:p text:style-name="P21">Title</text:p>
          </text:list-item>
          <text:list-item>
            <text:p text:style-name="P21">Maximum Points</text:p>
          </text:list-item>
          <text:list-item>
            <text:p text:style-name="P21">Due Date</text:p>
          </text:list-item>
          <text:list-item>
            <text:p text:style-name="P21">Comments</text:p>
          </text:list-item>
        </text:list>
        <text:h text:style-name="Heading_20_2" text:outline-level="2">The Gradebook</text:h>
        <text:list text:style-name="L17">
          <text:list-item>
            <text:p text:style-name="P22">Blank grades and comments on columns are not averaged</text:p>
          </text:list-item>
          <text:list-item>
            <text:p text:style-name="P22">Text should be allowed in the grade field</text:p>
          </text:list-item>
          <text:list-item>
            <text:p text:style-name="P22">Comments on rows are averaged and considered zero.</text:p>
          </text:list-item>
          <text:list-item>
            <text:p text:style-name="P22">An arbitrary number of grades are allowed within each category.</text:p>
          </text:list-item>
          <text:list-item>
            <text:p text:style-name="P22">Students with a populated comments field should provide a visual indicator.</text:p>
          </text:list-item>
          <text:list-item>
            <text:p text:style-name="P22">Categories should be seen if set to viewable.</text:p>
          </text:list-item>
          <text:list-item>
            <text:p text:style-name="P22">The instructor should be able to set any category as hidden.</text:p>
          </text:list-item>
          <text:list-item>
            <text:p text:style-name="P22">Assignments should be able to be created and edited with the gradebook.</text:p>
          </text:list-item>
          <text:list-item>
            <text:p text:style-name="P22">Access to the student's information should be available from the gradebook.</text:p>
          </text:list-item>
          <text:list-item>
            <text:p text:style-name="P22">Validation of input should occur so that values entered in the gradebook outside the maximum points should indicate a warning.</text:p>
          </text:list-item>
        </text:list>
        <text:h text:style-name="Heading_20_2" text:outline-level="2">Student Import/Export File Format</text:h>
        <text:p text:style-name="P23">#emplid,first_name,middle_name,last_name,euid,email,phone</text:p>
        <text:p text:style-name="Standard"><text:span text:style-name="T1">10235567,John,Randall,Smith,jrs0147,</text:span><text:a xlink:type="simple" xlink:href="mailto:jrs@example.com"><text:span text:style-name="T2">jrs@example.com</text:span></text:a><text:span text:style-name="T1">,9405551212</text:span></text:p>
        <text:p text:style-name="P4"/>
      </text:section>
      <text:p text:style-name="P4"/>
      <text:h text:style-name="P2" text:outline-level="1">Glossary</text:h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10 Pitch" svg:font-family="'Courier 10 Pitch'" style:font-pitch="fixed"/>
    <style:font-face style:name="DejaVu Sans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Cameron Palmer</meta:initial-creator>
    <meta:creation-date>2006-09-28T16:59:19</meta:creation-date>
    <dc:date>2006-10-02T09:20:08</dc:date>
    <dc:language>en-US</dc:language>
    <meta:editing-cycles>6</meta:editing-cycles>
    <meta:editing-duration>PT8H6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87" meta:word-count="707" meta:character-count="4368"/>
  </office:meta>
</office:document-meta>
</file>